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263cm" style:rel-column-width="12579*"/>
    </style:style>
    <style:style style:name="Tabelle1.B" style:family="table-column">
      <style:table-column-properties style:column-width="13.737cm" style:rel-column-width="52956*"/>
    </style:style>
    <style:style style:name="Tabel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B3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Contents_20_Heading">
      <style:paragraph-properties fo:break-before="page"/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flichtenheft – Inbox / IN_APP Service (inbox-service)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ext_20_body"><text:span text:style-name="Strong_20_Emphasis"><text:span text:style-name="T1">Projekt:</text:span></text:span></text:p>
          </table:table-cell>
          <table:table-cell table:style-name="Tabelle1.B1" office:value-type="string">
            <text:p text:style-name="P1">Messaging / In-App Inbox (Multi-Tenant)</text:p>
          </table:table-cell>
        </table:table-row>
        <table:table-row>
          <table:table-cell table:style-name="Tabelle1.A2" office:value-type="string">
            <text:p text:style-name="Text_20_body"><text:span text:style-name="Strong_20_Emphasis"><text:span text:style-name="T1">Service:</text:span></text:span></text:p>
          </table:table-cell>
          <table:table-cell table:style-name="Tabelle1.B2" office:value-type="string">
            <text:p text:style-name="P1">inbox-service</text:p>
          </table:table-cell>
        </table:table-row>
        <table:table-row>
          <table:table-cell table:style-name="Tabelle1.A2" office:value-type="string">
            <text:p text:style-name="Text_20_body"><text:span text:style-name="Strong_20_Emphasis"><text:span text:style-name="T1">Version:</text:span></text:span></text:p>
          </table:table-cell>
          <table:table-cell table:style-name="Tabelle1.B3" office:value-type="date" office:date-value="2026-02-01">
            <text:p text:style-name="P1">01.02.26</text:p>
          </table:table-cell>
        </table:table-row>
        <table:table-row>
          <table:table-cell table:style-name="Tabelle1.A2" office:value-type="string">
            <text:p text:style-name="Text_20_body"><text:span text:style-name="Strong_20_Emphasis"><text:span text:style-name="T1">Stand:</text:span></text:span></text:p>
          </table:table-cell>
          <table:table-cell table:style-name="Tabelle1.B3" office:value-type="date" office:date-value="2026-02-28">
            <text:p text:style-name="P1">28.02.26</text:p>
          </table:table-cell>
        </table:table-row>
        <table:table-row>
          <table:table-cell table:style-name="Tabelle1.A2" office:value-type="string">
            <text:p text:style-name="Text_20_body"><text:span text:style-name="Strong_20_Emphasis"><text:span text:style-name="T1">Technologie:</text:span></text:span></text:p>
          </table:table-cell>
          <table:table-cell table:style-name="Tabelle1.B2" office:value-type="string">
            <text:p text:style-name="P1">Java 21, Spring Boot, Maven, MariaDB/MySQL, Flyway, Docker, OpenAPI (springdoc)</text:p>
          </table:table-cell>
        </table:table-row>
      </table:table>
      <text:p text:style-name="Text_20_body"><text:line-break/></text:p>
      <text:table-of-content text:style-name="Sect2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P43">Inhaltsverzeichnis</text:p>
          </text:index-title>
          <text:p text:style-name="P45">1. Zielsetzung<text:tab/>3</text:p>
          <text:p text:style-name="P45">2. Systemkontext / Abhängigkeiten<text:tab/>3</text:p>
          <text:p text:style-name="P44">2.1 Inbound (wer ruft inbox-service auf)<text:tab/>3</text:p>
          <text:p text:style-name="P44">2.2 Outbound (wen ruft inbox-service auf)<text:tab/>3</text:p>
          <text:p text:style-name="P45">3. IAM-Absicherung (AuthN/AuthZ) &amp; Multi-Tenant Regeln<text:tab/>3</text:p>
          <text:p text:style-name="P44">3.1 Grundprinzip<text:tab/>3</text:p>
          <text:p text:style-name="P44">3.2 JWT Contract<text:tab/>4</text:p>
          <text:p text:style-name="P44">3.3 Tenant Header (Standardisierung)<text:tab/>4</text:p>
          <text:p text:style-name="P44">3.4 Autorisierung: Scopes / Rollen / IAM-Permissions<text:tab/>5</text:p>
          <text:p text:style-name="P46">3.4.1 Scope-Matrix<text:tab/>5</text:p>
          <text:p text:style-name="P46">3.4.2 Admin-Fälle (SOLL/MUSS je Endpoint)<text:tab/>5</text:p>
          <text:p text:style-name="P46">3.4.3 Optional: Online Permission Check gegen IAM<text:tab/>5</text:p>
          <text:p text:style-name="P44">3.5 Interne Zustellung (Service-to-Service)<text:tab/>6</text:p>
          <text:p text:style-name="P45">4. REST-API (Endpoints)<text:tab/>6</text:p>
          <text:p text:style-name="P44">4.1 User API (IAM geschützt)<text:tab/>6</text:p>
          <text:p text:style-name="P44">4.2 Internal API (IAM geschützt)<text:tab/>6</text:p>
          <text:p text:style-name="P44">4.3 Doku/Ops<text:tab/>7</text:p>
          <text:p text:style-name="P45">5. Funktionale Anforderungen (Use Cases)<text:tab/>7</text:p>
          <text:p text:style-name="P44">5.1 Zustellung (Internal Delivery)<text:tab/>7</text:p>
          <text:p text:style-name="P44">5.2 Listen<text:tab/>7</text:p>
          <text:p text:style-name="P44">5.3 Detailabruf<text:tab/>7</text:p>
          <text:p text:style-name="P44">5.4 Read/Unread<text:tab/>8</text:p>
          <text:p text:style-name="P46">5.5 Papierkorb (Soft-Delete &amp; Restore)<text:tab/>8</text:p>
          <text:p text:style-name="P45">6. Datenmodelle (DTOs)<text:tab/>8</text:p>
          <text:p text:style-name="P44">6.1 InternalInboxDeliveryRequest (Beispiel)<text:tab/>8</text:p>
          <text:p text:style-name="P44">6.2 ErrorResponse (Standard)<text:tab/>8</text:p>
          <text:p text:style-name="P45">7. Persistenz / Datenbankmodell (Tenant-Isolation)<text:tab/>9</text:p>
          <text:p text:style-name="P44">7.1 Grundsatz<text:tab/>9</text:p>
          <text:p text:style-name="P44">7.2 Tabellen<text:tab/>9</text:p>
          <text:p text:style-name="P44">7.3 Indizes (MUSS)<text:tab/>9</text:p>
          <text:p text:style-name="P45">8. Fehlerbehandlung<text:tab/>10</text:p>
          <text:p text:style-name="P45">9. Nicht-funktionale Anforderungen<text:tab/>10</text:p>
          <text:p text:style-name="P45">10. Betrieb / Deployment / Konfiguration<text:tab/>10</text:p>
          <text:p text:style-name="P44">10.1 Port<text:tab/>10</text:p>
          <text:p text:style-name="P44">10.2 JWT Resource Server<text:tab/>10</text:p>
          <text:p text:style-name="P44">10.3 Datenbank (MUSS)<text:tab/>10</text:p>
          <text:p text:style-name="P45">11. Test- &amp; Abnahmekriterien<text:tab/>11</text:p>
          <text:p text:style-name="P45">12. Backlog / Erweiterungen<text:tab/>11</text:p>
          <text:p text:style-name="P45">13. Glossar (kurz)<text:tab/>11</text:p>
        </text:index-body>
      </text:table-of-content>
      <text:p text:style-name="Text_20_body"/>
      <text:h text:style-name="P3" text:outline-level="1">1. Zielsetzung</text:h>
      <text:p text:style-name="Text_20_body">Der <text:span text:style-name="Strong_20_Emphasis">Inbox / IN_APP Service</text:span> verwaltet <text:span text:style-name="Strong_20_Emphasis">In-App Nachrichten</text:span> pro <text:span text:style-name="Strong_20_Emphasis">Tenant</text:span> und <text:span text:style-name="Strong_20_Emphasis">Benutzer</text:span>.<text:line-break/>Er stellt eine REST-API bereit, um Nachrichten zu:</text:p>
      <text:list xml:id="list4007986283547936148" text:style-name="L1">
        <text:list-item>
          <text:p text:style-name="P4"><text:span text:style-name="Strong_20_Emphasis">zustellen</text:span> (service-to-service, z. B. durch messaging-service)</text:p>
        </text:list-item>
        <text:list-item>
          <text:p text:style-name="P4"><text:span text:style-name="Strong_20_Emphasis">listen</text:span> (paginierte Inbox)</text:p>
        </text:list-item>
        <text:list-item>
          <text:p text:style-name="P4"><text:span text:style-name="Strong_20_Emphasis">im Detail zu laden</text:span></text:p>
        </text:list-item>
        <text:list-item>
          <text:p text:style-name="P4"><text:span text:style-name="Strong_20_Emphasis">als gelesen/ungelesen zu markieren</text:span></text:p>
        </text:list-item>
        <text:list-item>
          <text:p text:style-name="P4"><text:span text:style-name="Strong_20_Emphasis">in den Papierkorb zu verschieben (Soft-Delete)</text:span> und <text:span text:style-name="Strong_20_Emphasis">wiederherzustellen</text:span></text:p>
        </text:list-item>
      </text:list>
      <text:p text:style-name="Text_20_body"><text:span text:style-name="Strong_20_Emphasis">Wichtig (verbindlich):</text:span></text:p>
      <text:list xml:id="list3129460273337014824" text:style-name="L2">
        <text:list-item>
          <text:p text:style-name="P5">Alle Funktionen sind <text:span text:style-name="Strong_20_Emphasis">durch IAM abgesichert</text:span> (JWT-Bearer Token, Scopes/Rollen/Permissions).</text:p>
        </text:list-item>
        <text:list-item>
          <text:p text:style-name="P5">Der Service ist <text:span text:style-name="Strong_20_Emphasis">Multi-Tenant</text:span>: Inbox-Nachrichten dürfen <text:span text:style-name="Strong_20_Emphasis">ausschließlich innerhalb eines Tenants</text:span> existieren und abrufbar sein.</text:p>
        </text:list-item>
      </text:list>
      <text:p text:style-name="Text_20_body"/>
      <text:h text:style-name="Heading_20_1" text:outline-level="1">2. Systemkontext / Abhängigkeiten</text:h>
      <text:h text:style-name="Heading_20_2" text:outline-level="2">2.1 Inbound (wer ruft inbox-service auf)</text:h>
      <text:list xml:id="list1759500714461457514" text:style-name="L3">
        <text:list-item>
          <text:p text:style-name="P6"><text:span text:style-name="Strong_20_Emphasis">Frontend/Portal</text:span> (i. d. R. via API Gateway): nutzt User-Endpunkte</text:p>
        </text:list-item>
        <text:list-item>
          <text:p text:style-name="P6"><text:span text:style-name="Strong_20_Emphasis">messaging-service</text:span>: nutzt internen Zustell-Endpunkt für IN_APP Zustellung</text:p>
        </text:list-item>
      </text:list>
      <text:h text:style-name="Heading_20_2" text:outline-level="2">2.2 Outbound (wen ruft inbox-service auf)</text:h>
      <text:list xml:id="list989673433644768650" text:style-name="L4">
        <text:list-item>
          <text:p text:style-name="P7"><text:span text:style-name="Strong_20_Emphasis">IAM-Service (optional/erweiterbar):</text:span> für Permission-Checks/Module-Status, wenn nicht vollständig über Scopes im JWT abgedeckt (siehe Abschnitt 3.4)</text:p>
        </text:list-item>
        <text:list-item>
          <text:p text:style-name="P7"><text:span text:style-name="Strong_20_Emphasis">Auth-Service:</text:span> liefert JWKS (Public Key) zur <text:span text:style-name="Strong_20_Emphasis">Signaturprüfung</text:span> von JWTs</text:p>
        </text:list-item>
      </text:list>
      <text:p text:style-name="Text_20_body"/>
      <text:h text:style-name="Heading_20_1" text:outline-level="1">3. IAM-Absicherung (AuthN/AuthZ) &amp; Multi-Tenant Regeln</text:h>
      <text:h text:style-name="Heading_20_2" text:outline-level="2">3.1 Grundprinzip</text:h>
      <text:p text:style-name="Text_20_body">Der inbox-service ist ein <text:span text:style-name="Strong_20_Emphasis">OAuth2 Resource Server</text:span> und akzeptiert ausschließlich Requests mit:</text:p>
      <text:list xml:id="list3753035152393881322" text:style-name="L5">
        <text:list-item>
          <text:p text:style-name="P8"><text:span text:style-name="Source_20_Text">Authorization: Bearer &lt;JWT&gt;</text:span></text:p>
        </text:list-item>
      </text:list>
      <text:p text:style-name="Text_20_body">Die Signatur wird gegen das <text:span text:style-name="Strong_20_Emphasis">JWKS</text:span> des auth-service validiert (RS256).<text:line-break/>Alle fachlichen Endpunkte sind <text:span text:style-name="Strong_20_Emphasis">IAM-geschützt</text:span> – es gibt keine “offenen” Funktionen.</text:p>
      <text:h text:style-name="Heading_20_2" text:outline-level="2"/>
      <text:h text:style-name="P2" text:outline-level="2">3.2 JWT Contract</text:h>
      <text:p text:style-name="Text_20_body">Der Token muss mindestens folgende Claims enthalten:</text:p>
      <text:list xml:id="list6662228819010294880" text:style-name="L6">
        <text:list-item>
          <text:p text:style-name="P9"><text:span text:style-name="Source_20_Text">iss</text:span> (Issuer)</text:p>
        </text:list-item>
        <text:list-item>
          <text:p text:style-name="P9"><text:span text:style-name="Source_20_Text">sub</text:span> (Subject Id)</text:p>
        </text:list-item>
        <text:list-item>
          <text:p text:style-name="P9"><text:span text:style-name="Source_20_Text">aud</text:span> (Audience) <text:span text:style-name="Strong_20_Emphasis">muss</text:span> <text:span text:style-name="Source_20_Text">inbox-service</text:span> enthalten</text:p>
        </text:list-item>
        <text:list-item>
          <text:p text:style-name="P9"><text:span text:style-name="Source_20_Text">exp</text:span> (Expiration)</text:p>
        </text:list-item>
        <text:list-item>
          <text:p text:style-name="P9"><text:span text:style-name="Source_20_Text">iat</text:span> (Issued At)</text:p>
        </text:list-item>
        <text:list-item>
          <text:p text:style-name="P9"><text:span text:style-name="Source_20_Text">jti</text:span> (Token ID)</text:p>
        </text:list-item>
        <text:list-item>
          <text:p text:style-name="P9"><text:span text:style-name="Source_20_Text">tenant_id</text:span> (Tenant)</text:p>
        </text:list-item>
        <text:list-item>
          <text:p text:style-name="P9"><text:span text:style-name="Source_20_Text">subject_type</text:span> ∈ {<text:span text:style-name="Source_20_Text">USER</text:span>, <text:span text:style-name="Source_20_Text">SERVICE</text:span>}</text:p>
        </text:list-item>
        <text:list-item>
          <text:p text:style-name="P9"><text:span text:style-name="Source_20_Text">scp</text:span> (Scopes) als Liste (z. B. <text:span text:style-name="Source_20_Text">["inbox.read","inbox.write"]</text:span>)</text:p>
        </text:list-item>
      </text:list>
      <text:p text:style-name="Text_20_body">Optional:</text:p>
      <text:list xml:id="list493487155232806764" text:style-name="L7">
        <text:list-item>
          <text:p text:style-name="P10"><text:span text:style-name="Source_20_Text">sid</text:span> (Session-ID)</text:p>
        </text:list-item>
        <text:list-item>
          <text:p text:style-name="P10"><text:span text:style-name="Source_20_Text">amr</text:span> (Auth Methods)</text:p>
        </text:list-item>
      </text:list>
      <text:p text:style-name="Text_20_body"><text:span text:style-name="Strong_20_Emphasis">Tenant Consistency:</text:span></text:p>
      <text:list xml:id="list3431947726868522194" text:style-name="L8">
        <text:list-item>
          <text:p text:style-name="P11">Der Tenant im Token (<text:span text:style-name="Source_20_Text">tenant_id</text:span>) ist <text:span text:style-name="Strong_20_Emphasis">Source of Truth</text:span>.</text:p>
        </text:list-item>
        <text:list-item>
          <text:p text:style-name="P11">Wenn zusätzlich ein Tenant über Header/Query geliefert wird, muss er <text:span text:style-name="Strong_20_Emphasis">identisch</text:span> zum Token sein, sonst <text:span text:style-name="Strong_20_Emphasis">403 tenant mismatch</text:span>.</text:p>
        </text:list-item>
      </text:list>
      <text:h text:style-name="Heading_20_2" text:outline-level="2">3.3 Tenant Header (Standardisierung)</text:h>
      <text:p text:style-name="Text_20_body">Zur Vereinheitlichung mit IAM wird tenantweit der Header genutzt:</text:p>
      <text:list xml:id="list8902673485739621699" text:style-name="L9">
        <text:list-item>
          <text:p text:style-name="P12"><text:span text:style-name="Source_20_Text">X-Tenant-Id</text:span></text:p>
        </text:list-item>
      </text:list>
      <text:p text:style-name="Text_20_body"><text:span text:style-name="Strong_20_Emphasis">Regel:</text:span></text:p>
      <text:list xml:id="list7626703824798444183" text:style-name="L10">
        <text:list-item>
          <text:p text:style-name="P13"><text:span text:style-name="Source_20_Text">X-Tenant-Id</text:span> ist <text:span text:style-name="Strong_20_Emphasis">optional</text:span>, aber wenn gesetzt, muss er dem Token-Claim <text:span text:style-name="Source_20_Text">tenant_id</text:span> entsprechen.</text:p>
        </text:list-item>
        <text:list-item>
          <text:p text:style-name="P13">Der inbox-service darf Tenant-Daten <text:span text:style-name="Strong_20_Emphasis">niemals</text:span> aus einem manipulierten Header übernehmen, ohne Token-Match.</text:p>
        </text:list-item>
      </text:list>
      <text:p text:style-name="Quotations">Hinweis zur Legacy-Compat (IST-Stand Code): aktuell existiert <text:span text:style-name="Source_20_Text">X-Company-Id</text:span>.<text:line-break/><text:span text:style-name="Strong_20_Emphasis">SOLL-Zielzustand:</text:span> <text:span text:style-name="Source_20_Text">X-Company-Id</text:span> wird als Alias akzeptiert, muss aber ebenfalls dem Token-<text:span text:style-name="Source_20_Text">tenant_id</text:span> entsprechen. Langfristig wird <text:span text:style-name="Source_20_Text">X-Company-Id</text:span> entfernt.</text:p>
      <text:h text:style-name="Heading_20_2" text:outline-level="2"/>
      <text:h text:style-name="P2" text:outline-level="2">3.4 Autorisierung: Scopes / Rollen / IAM-Permissions</text:h>
      <text:p text:style-name="Text_20_body">Die Endpunkte werden über <text:span text:style-name="Strong_20_Emphasis">Scopes (scp)</text:span> abgesichert. Zusätzlich können Rollen/Persisted Permissions aus IAM optional ergänzt werden.</text:p>
      <text:h text:style-name="Heading_20_3" text:outline-level="3">3.4.1 Scope-Matrix</text:h>
      <text:list xml:id="list1301016266198849105" text:style-name="L11">
        <text:list-item>
          <text:p text:style-name="P14"><text:span text:style-name="Source_20_Text">inbox.read</text:span></text:p>
          <text:list>
            <text:list-item>
              <text:p text:style-name="P14"><text:span text:style-name="Source_20_Text">GET /api/v1/inbox/messages</text:span></text:p>
            </text:list-item>
            <text:list-item>
              <text:p text:style-name="P14"><text:span text:style-name="Source_20_Text">GET /api/v1/inbox/messages/{id}</text:span></text:p>
            </text:list-item>
          </text:list>
        </text:list-item>
        <text:list-item>
          <text:p text:style-name="P14"><text:span text:style-name="Source_20_Text">inbox.write</text:span></text:p>
          <text:list>
            <text:list-item>
              <text:p text:style-name="P14"><text:span text:style-name="Source_20_Text">POST /api/v1/inbox/messages/{id}/read</text:span></text:p>
            </text:list-item>
            <text:list-item>
              <text:p text:style-name="P14"><text:span text:style-name="Source_20_Text">POST /api/v1/inbox/messages/{id}/unread</text:span></text:p>
            </text:list-item>
            <text:list-item>
              <text:p text:style-name="P14"><text:span text:style-name="Source_20_Text">DELETE /api/v1/inbox/messages/{id}</text:span></text:p>
            </text:list-item>
            <text:list-item>
              <text:p text:style-name="P14"><text:span text:style-name="Source_20_Text">POST /api/v1/inbox/messages/{id}/restore</text:span></text:p>
            </text:list-item>
          </text:list>
        </text:list-item>
        <text:list-item>
          <text:p text:style-name="P14"><text:span text:style-name="Strong_20_Emphasis"><text:span text:style-name="Source_20_Text">inbox.deliver</text:span></text:span> (Service Scope)</text:p>
          <text:list>
            <text:list-item>
              <text:p text:style-name="P14"><text:span text:style-name="Source_20_Text">POST /api/v1/internal/inbox/messages</text:span></text:p>
            </text:list-item>
          </text:list>
        </text:list-item>
      </text:list>
      <text:h text:style-name="Heading_20_3" text:outline-level="3">3.4.2 Admin-Fälle (SOLL/MUSS je Endpoint)</text:h>
      <text:p text:style-name="Text_20_body">Für Admin-Sonderrechte innerhalb eines Tenants können zusätzlich anerkannt werden:</text:p>
      <text:list xml:id="list4166831802872249789" text:style-name="L12">
        <text:list-item>
          <text:p text:style-name="P15"><text:span text:style-name="Source_20_Text">ROLE_TENANT_ADMIN</text:span> / <text:span text:style-name="Source_20_Text">ROLE_SYSTEM_ADMIN</text:span> <text:span text:style-name="Strong_20_Emphasis">oder</text:span></text:p>
        </text:list-item>
        <text:list-item>
          <text:p text:style-name="P15">IAM-Permission Codes (z. B. <text:span text:style-name="Source_20_Text">INBOX_ADMIN</text:span>) als Rollen/Authorities gemappt</text:p>
        </text:list-item>
      </text:list>
      <text:p text:style-name="Text_20_body"><text:span text:style-name="Strong_20_Emphasis">Owner-Regel</text:span></text:p>
      <text:list xml:id="list257244700735324134" text:style-name="L13">
        <text:list-item>
          <text:p text:style-name="P16">USER darf <text:span text:style-name="Strong_20_Emphasis">nur</text:span> Messages sehen/ändern, die <text:span text:style-name="Source_20_Text">recipientUserId == token.sub</text:span> haben.</text:p>
        </text:list-item>
        <text:list-item>
          <text:p text:style-name="P16">ADMIN darf innerhalb des Tenants auch fremde Messages sehen/ändern (nur wenn Admin-Authority vorliegt).</text:p>
        </text:list-item>
      </text:list>
      <text:h text:style-name="Heading_20_3" text:outline-level="3">3.4.3 Optional: Online Permission Check gegen IAM</text:h>
      <text:p text:style-name="Text_20_body">Wenn Scopes nicht granular genug sind oder Tenant-Module (enabled/disabled) dynamisch geprüft werden sollen:</text:p>
      <text:list xml:id="list2113377582298982277" text:style-name="L14">
        <text:list-item>
          <text:p text:style-name="P17">inbox-service kann (gecached) den IAM Endpoint abfragen:<text:line-break/><text:span text:style-name="Source_20_Text">GET /v1/access/subjects/{subjectId}/modules/{moduleKey}</text:span></text:p>
        </text:list-item>
        <text:list-item>
          <text:p text:style-name="P17">Modulschlüssel (Empfehlung): <text:span text:style-name="Source_20_Text">inbox</text:span></text:p>
        </text:list-item>
        <text:list-item>
          <text:p text:style-name="P17">Permission Codes (Empfehlung): <text:span text:style-name="Source_20_Text">INBOX_READ</text:span>, <text:span text:style-name="Source_20_Text">INBOX_WRITE</text:span>, <text:span text:style-name="Source_20_Text">INBOX_DELIVER</text:span>, <text:span text:style-name="Source_20_Text">INBOX_ADMIN</text:span></text:p>
        </text:list-item>
      </text:list>
      <text:p text:style-name="Quotations">MVP-Empfehlung: <text:span text:style-name="Strong_20_Emphasis">Scopes im JWT reichen</text:span>, IAM-Online-Check nur bei Bedarf.</text:p>
      <text:h text:style-name="Heading_20_2" text:outline-level="2"/>
      <text:h text:style-name="P2" text:outline-level="2">3.5 Interne Zustellung (Service-to-Service)</text:h>
      <text:p text:style-name="Text_20_body">Der interne Zustell-Endpunkt wird <text:span text:style-name="Strong_20_Emphasis">nicht</text:span> mehr primär über <text:span text:style-name="Source_20_Text">X-Internal-Token</text:span> abgesichert, sondern über IAM:</text:p>
      <text:list xml:id="list5149950573539741744" text:style-name="L15">
        <text:list-item>
          <text:p text:style-name="P18"><text:span text:style-name="Source_20_Text">Authorization: Bearer &lt;SERVICE TOKEN&gt;</text:span></text:p>
        </text:list-item>
        <text:list-item>
          <text:p text:style-name="P18"><text:span text:style-name="Source_20_Text">subject_type = SERVICE</text:span></text:p>
        </text:list-item>
        <text:list-item>
          <text:p text:style-name="P18"><text:span text:style-name="Source_20_Text">scp</text:span> enthält mindestens <text:span text:style-name="Source_20_Text">inbox.deliver</text:span></text:p>
        </text:list-item>
        <text:list-item>
          <text:p text:style-name="P18"><text:span text:style-name="Source_20_Text">aud</text:span> enthält <text:span text:style-name="Source_20_Text">inbox-service</text:span></text:p>
        </text:list-item>
        <text:list-item>
          <text:p text:style-name="P18"><text:span text:style-name="Source_20_Text">tenant_id</text:span> entspricht dem Tenant der zugestellten Nachrichten</text:p>
        </text:list-item>
      </text:list>
      <text:p text:style-name="Text_20_body"><text:span text:style-name="Strong_20_Emphasis">Deprecated (SOLL):</text:span></text:p>
      <text:list xml:id="list1767642667417021779" text:style-name="L16">
        <text:list-item>
          <text:p text:style-name="P19"><text:span text:style-name="Source_20_Text">X-Internal-Token</text:span> gilt als <text:span text:style-name="Strong_20_Emphasis">Legacy</text:span> und wird mittelfristig entfernt.</text:p>
        </text:list-item>
      </text:list>
      <text:p text:style-name="Text_20_body"/>
      <text:h text:style-name="Heading_20_1" text:outline-level="1">4. REST-API (Endpoints)</text:h>
      <text:p text:style-name="Text_20_body"><text:span text:style-name="Strong_20_Emphasis">Base Path:</text:span> <text:span text:style-name="Source_20_Text">/api/v1</text:span><text:line-break/><text:span text:style-name="Strong_20_Emphasis">Service Port (MUSS):</text:span> <text:span text:style-name="Strong_20_Emphasis">8105</text:span><text:line-break/>Beispiel: <text:span text:style-name="Source_20_Text">http://localhost:8105/api/v1</text:span></text:p>
      <text:h text:style-name="Heading_20_2" text:outline-level="2">4.1 User API (IAM geschützt)</text:h>
      <text:list xml:id="list8142790680286017965" text:style-name="L17">
        <text:list-item>
          <text:p text:style-name="P20"><text:span text:style-name="Source_20_Text">GET /inbox/messages</text:span><text:line-break/>Scopes: <text:span text:style-name="Source_20_Text">inbox.read</text:span></text:p>
        </text:list-item>
        <text:list-item>
          <text:p text:style-name="P20"><text:span text:style-name="Source_20_Text">GET /inbox/messages/{id}</text:span><text:line-break/>Scopes: <text:span text:style-name="Source_20_Text">inbox.read</text:span></text:p>
        </text:list-item>
        <text:list-item>
          <text:p text:style-name="P20"><text:span text:style-name="Source_20_Text">POST /inbox/messages/{id}/read</text:span><text:line-break/>Scopes: <text:span text:style-name="Source_20_Text">inbox.write</text:span></text:p>
        </text:list-item>
        <text:list-item>
          <text:p text:style-name="P20"><text:span text:style-name="Source_20_Text">POST /inbox/messages/{id}/unread</text:span><text:line-break/>Scopes: <text:span text:style-name="Source_20_Text">inbox.write</text:span></text:p>
        </text:list-item>
        <text:list-item>
          <text:p text:style-name="P20"><text:span text:style-name="Source_20_Text">DELETE /inbox/messages/{id}</text:span> (Soft-Delete)<text:line-break/>Scopes: <text:span text:style-name="Source_20_Text">inbox.write</text:span></text:p>
        </text:list-item>
        <text:list-item>
          <text:p text:style-name="P20"><text:span text:style-name="Source_20_Text">POST /inbox/messages/{id}/restore</text:span><text:line-break/>Scopes: <text:span text:style-name="Source_20_Text">inbox.write</text:span></text:p>
        </text:list-item>
      </text:list>
      <text:h text:style-name="Heading_20_2" text:outline-level="2">4.2 Internal API (IAM geschützt)</text:h>
      <text:list xml:id="list8190586666420642308" text:style-name="L18">
        <text:list-item>
          <text:p text:style-name="P21"><text:span text:style-name="Source_20_Text">POST /internal/inbox/messages</text:span><text:line-break/>Scopes: <text:span text:style-name="Source_20_Text">inbox.deliver</text:span> (Service Token)</text:p>
        </text:list-item>
      </text:list>
      <text:h text:style-name="Heading_20_2" text:outline-level="2"/>
      <text:h text:style-name="P2" text:outline-level="2">4.3 Doku/Ops</text:h>
      <text:list xml:id="list1206452182108413494" text:style-name="L19">
        <text:list-item>
          <text:p text:style-name="P22">OpenAPI JSON: <text:span text:style-name="Source_20_Text">GET /api/v1/v3/api-docs</text:span></text:p>
        </text:list-item>
        <text:list-item>
          <text:p text:style-name="P22">Swagger UI: <text:span text:style-name="Source_20_Text">GET /api/v1/swagger-ui</text:span></text:p>
        </text:list-item>
        <text:list-item>
          <text:p text:style-name="P22">Actuator: <text:span text:style-name="Source_20_Text">GET /api/v1/actuator/health</text:span>, <text:span text:style-name="Source_20_Text">GET /api/v1/actuator/info</text:span></text:p>
        </text:list-item>
      </text:list>
      <text:p text:style-name="Text_20_body"><text:span text:style-name="Source_20_Text"/></text:p>
      <text:h text:style-name="Heading_20_1" text:outline-level="1">5. Funktionale Anforderungen (Use Cases)</text:h>
      <text:h text:style-name="Heading_20_2" text:outline-level="2">5.1 Zustellung (Internal Delivery)</text:h>
      <text:p text:style-name="Text_20_body"><text:span text:style-name="Strong_20_Emphasis">Input:</text:span> Batch-Request (1..n Messages)<text:line-break/><text:span text:style-name="Strong_20_Emphasis">Output:</text:span> createdCount + messageIds</text:p>
      <text:p text:style-name="Text_20_body">Regeln:</text:p>
      <text:list xml:id="list1761775100986596440" text:style-name="L20">
        <text:list-item>
          <text:p text:style-name="P23">Jede Message wird als InboxMessage gespeichert mit:</text:p>
          <text:list>
            <text:list-item>
              <text:p text:style-name="P23"><text:span text:style-name="Source_20_Text">tenantId</text:span> (aus Token <text:span text:style-name="Source_20_Text">tenant_id</text:span>, MUSS mit Payload übereinstimmen)</text:p>
            </text:list-item>
            <text:list-item>
              <text:p text:style-name="P23"><text:span text:style-name="Source_20_Text">recipientUserId</text:span></text:p>
            </text:list-item>
            <text:list-item>
              <text:p text:style-name="P23"><text:span text:style-name="Source_20_Text">status = UNREAD</text:span></text:p>
            </text:list-item>
          </text:list>
        </text:list-item>
        <text:list-item>
          <text:p text:style-name="P23">Audit:</text:p>
          <text:list>
            <text:list-item>
              <text:p text:style-name="P23"><text:span text:style-name="Source_20_Text">createdBy/modifiedBy</text:span> = Token <text:span text:style-name="Source_20_Text">sub</text:span> (ServiceName) oder optionaler Actor</text:p>
            </text:list-item>
          </text:list>
        </text:list-item>
        <text:list-item>
          <text:p text:style-name="P23">Attachments werden als <text:span text:style-name="Strong_20_Emphasis">Referenzen</text:span> gespeichert.</text:p>
        </text:list-item>
      </text:list>
      <text:h text:style-name="Heading_20_2" text:outline-level="2">5.2 Listen</text:h>
      <text:p text:style-name="Text_20_body">Query:</text:p>
      <text:list xml:id="list994360471096688673" text:style-name="L21">
        <text:list-item>
          <text:p text:style-name="P24"><text:span text:style-name="Source_20_Text">unreadOnly</text:span> (default false)</text:p>
        </text:list-item>
        <text:list-item>
          <text:p text:style-name="P24"><text:span text:style-name="Source_20_Text">category</text:span>, <text:span text:style-name="Source_20_Text">severity</text:span> optional</text:p>
        </text:list-item>
        <text:list-item>
          <text:p text:style-name="P24"><text:span text:style-name="Source_20_Text">from</text:span>, <text:span text:style-name="Source_20_Text">to</text:span> optional</text:p>
        </text:list-item>
        <text:list-item>
          <text:p text:style-name="P24"><text:span text:style-name="Source_20_Text">includeTrashed</text:span> (default false)</text:p>
        </text:list-item>
        <text:list-item>
          <text:p text:style-name="P24"><text:span text:style-name="Source_20_Text">page</text:span> (0..), <text:span text:style-name="Source_20_Text">size</text:span> (1..200), <text:span text:style-name="Source_20_Text">sort</text:span> (default <text:span text:style-name="Source_20_Text">createdAt,DESC</text:span>)</text:p>
        </text:list-item>
      </text:list>
      <text:p text:style-name="Text_20_body">Multi-Tenant Regeln:</text:p>
      <text:list xml:id="list3615302997424851139" text:style-name="L22">
        <text:list-item>
          <text:p text:style-name="P25">Ergebnis ist immer auf <text:span text:style-name="Source_20_Text">tenant_id</text:span> eingeschränkt.</text:p>
        </text:list-item>
        <text:list-item>
          <text:p text:style-name="P25">USER: zusätzlich auf <text:span text:style-name="Source_20_Text">recipientUserId == sub</text:span> eingeschränkt.</text:p>
        </text:list-item>
      </text:list>
      <text:h text:style-name="Heading_20_2" text:outline-level="2">5.3 Detailabruf</text:h>
      <text:list xml:id="list3138835395433570799" text:style-name="L23">
        <text:list-item>
          <text:p text:style-name="P26">liefert Message inkl. Actions + Attachments</text:p>
        </text:list-item>
        <text:list-item>
          <text:p text:style-name="P26">Multi-Tenant Regeln wie 5.2</text:p>
        </text:list-item>
      </text:list>
      <text:h text:style-name="Heading_20_2" text:outline-level="2"><text:soft-page-break/>5.4 Read/Unread</text:h>
      <text:list xml:id="list8027912707541057914" text:style-name="L24">
        <text:list-item>
          <text:p text:style-name="P27">Read: <text:span text:style-name="Source_20_Text">status=READ</text:span>, <text:span text:style-name="Source_20_Text">readAt=now</text:span>, <text:span text:style-name="Source_20_Text">readBy=sub</text:span></text:p>
        </text:list-item>
        <text:list-item>
          <text:p text:style-name="P27">Unread: <text:span text:style-name="Source_20_Text">status=UNREAD</text:span>, <text:span text:style-name="Source_20_Text">readAt/readBy=null</text:span></text:p>
        </text:list-item>
      </text:list>
      <text:h text:style-name="Heading_20_3" text:outline-level="3">5.5 Papierkorb (Soft-Delete &amp; Restore)</text:h>
      <text:list xml:id="list2937764622575719301" text:style-name="L25">
        <text:list-item>
          <text:p text:style-name="P28">Soft-Delete:</text:p>
          <text:list>
            <text:list-item>
              <text:p text:style-name="P28"><text:span text:style-name="Source_20_Text">trashedAt=now</text:span>, <text:span text:style-name="Source_20_Text">trashedBy=sub</text:span></text:p>
            </text:list-item>
          </text:list>
        </text:list-item>
        <text:list-item>
          <text:p text:style-name="P28">Restore:</text:p>
          <text:list>
            <text:list-item>
              <text:p text:style-name="P28"><text:span text:style-name="Source_20_Text">trashedAt/trashedBy=null</text:span></text:p>
            </text:list-item>
          </text:list>
        </text:list-item>
      </text:list>
      <text:p text:style-name="Text_20_body"><text:span text:style-name="Source_20_Text"/></text:p>
      <text:h text:style-name="Heading_20_1" text:outline-level="1">6. Datenmodelle (DTOs)</text:h>
      <text:h text:style-name="Heading_20_2" text:outline-level="2">6.1 InternalInboxDeliveryRequest (Beispiel)</text:h>
      <text:section text:style-name="Sect1" text:name="code-block-viewer">
        <text:p text:style-name="Preformatted_20_Text">{</text:p>
        <text:p text:style-name="Preformatted_20_Text"><text:s text:c="2"/>"tenantId": "TENANT_001",</text:p>
        <text:p text:style-name="Preformatted_20_Text"><text:s text:c="2"/>"sourceService": "messaging-service",</text:p>
        <text:p text:style-name="Preformatted_20_Text"><text:s text:c="2"/>"correlationId": "c-123",</text:p>
        <text:p text:style-name="Preformatted_20_Text"><text:s text:c="2"/>"messages": [</text:p>
        <text:p text:style-name="Preformatted_20_Text"><text:s text:c="4"/>{</text:p>
        <text:p text:style-name="Preformatted_20_Text"><text:s text:c="6"/>"recipientUserId": "USER_123",</text:p>
        <text:p text:style-name="Preformatted_20_Text"><text:s text:c="6"/>"title": "Ticket aktualisiert",</text:p>
        <text:p text:style-name="Preformatted_20_Text"><text:s text:c="6"/>"body": "Dein Ticket #4711 wurde bearbeitet.",</text:p>
        <text:p text:style-name="Preformatted_20_Text"><text:s text:c="6"/>"category": "TRANSACTIONAL",</text:p>
        <text:p text:style-name="Preformatted_20_Text"><text:s text:c="6"/>"severity": "INFO",</text:p>
        <text:p text:style-name="Preformatted_20_Text"><text:s text:c="6"/>"expiresAt": "2026-05-01T00:00:00Z",</text:p>
        <text:p text:style-name="Preformatted_20_Text"><text:s text:c="6"/>"actions": [</text:p>
        <text:p text:style-name="Preformatted_20_Text"><text:s text:c="8"/>{ "label": "Ticket oeffnen", "url": "/tickets/4711", "actionType": "LINK" }</text:p>
        <text:p text:style-name="Preformatted_20_Text"><text:s text:c="6"/>],</text:p>
        <text:p text:style-name="Preformatted_20_Text"><text:s text:c="6"/>"attachments": [</text:p>
        <text:p text:style-name="Preformatted_20_Text"><text:s text:c="8"/>{ "fileId": "FILE_123", "filename": "report.pdf", "mimeType": "application/pdf", "sizeBytes": 32768 }</text:p>
        <text:p text:style-name="Preformatted_20_Text"><text:s text:c="6"/>]</text:p>
        <text:p text:style-name="Preformatted_20_Text"><text:s text:c="4"/>}</text:p>
        <text:p text:style-name="Preformatted_20_Text"><text:s text:c="2"/>]</text:p>
        <text:p text:style-name="Preformatted_20_Text">}</text:p>
      </text:section>
      <text:p text:style-name="Quotations">Hinweis: Wenn im bestehenden Code <text:span text:style-name="Source_20_Text">companyId</text:span> genutzt wird, gilt:<text:line-break/><text:span text:style-name="Strong_20_Emphasis">companyId == tenantId</text:span> (semantisch). In der finalen API wird <text:span text:style-name="Source_20_Text">tenantId</text:span> bevorzugt.</text:p>
      <text:h text:style-name="Heading_20_2" text:outline-level="2">6.2 ErrorResponse (Standard)</text:h>
      <text:list xml:id="list1780789603749915569" text:style-name="L26">
        <text:list-item>
          <text:p text:style-name="P29"><text:span text:style-name="Source_20_Text">timestamp</text:span>, <text:span text:style-name="Source_20_Text">status</text:span>, <text:span text:style-name="Source_20_Text">errorCode</text:span>, <text:span text:style-name="Source_20_Text">message</text:span>, <text:span text:style-name="Source_20_Text">path</text:span>, <text:span text:style-name="Source_20_Text">correlationId</text:span>, <text:span text:style-name="Source_20_Text">details[]</text:span></text:p>
        </text:list-item>
      </text:list>
      <text:p text:style-name="Text_20_body">Zusätzliche IAM/Multitenant ErrorCodes (MUSS):</text:p>
      <text:list xml:id="list1745112657005289995" text:style-name="L27">
        <text:list-item>
          <text:p text:style-name="P30"><text:span text:style-name="Source_20_Text">UNAUTHORIZED</text:span> / <text:span text:style-name="Source_20_Text">TOKEN_INVALID</text:span></text:p>
        </text:list-item>
        <text:list-item>
          <text:p text:style-name="P30"><text:span text:style-name="Source_20_Text">TENANT_MISMATCH</text:span></text:p>
        </text:list-item>
        <text:list-item>
          <text:p text:style-name="P30"><text:span text:style-name="Source_20_Text">ACCESS_DENIED</text:span></text:p>
        </text:list-item>
      </text:list>
      <text:h text:style-name="Heading_20_1" text:outline-level="1"><text:soft-page-break/>7. Persistenz / Datenbankmodell (Tenant-Isolation)</text:h>
      <text:h text:style-name="Heading_20_2" text:outline-level="2">7.1 Grundsatz</text:h>
      <text:p text:style-name="Text_20_body">Jeder Datensatz enthält <text:span text:style-name="Source_20_Text">tenant_id</text:span> (oder bestehend: <text:span text:style-name="Source_20_Text">company_id</text:span>) und ist <text:span text:style-name="Strong_20_Emphasis">nur</text:span> innerhalb dieses Tenants sichtbar.</text:p>
      <text:p text:style-name="Text_20_body"><text:span text:style-name="Strong_20_Emphasis">Alle Queries</text:span> müssen tenant-scharf sein:</text:p>
      <text:list xml:id="list8686676403351241080" text:style-name="L28">
        <text:list-item>
          <text:p text:style-name="P31"><text:span text:style-name="Source_20_Text">WHERE tenant_id = :tenantId AND ...</text:span></text:p>
        </text:list-item>
      </text:list>
      <text:h text:style-name="Heading_20_2" text:outline-level="2">7.2 Tabellen</text:h>
      <text:p text:style-name="Text_20_body"><text:span text:style-name="Strong_20_Emphasis">inbox_message</text:span></text:p>
      <text:list xml:id="list5581694322838810234" text:style-name="L29">
        <text:list-item>
          <text:p text:style-name="P32"><text:span text:style-name="Source_20_Text">id</text:span> (UUID)</text:p>
        </text:list-item>
        <text:list-item>
          <text:p text:style-name="P32"><text:span text:style-name="Source_20_Text">tenant_id</text:span> (oder <text:span text:style-name="Source_20_Text">company_id</text:span>)</text:p>
        </text:list-item>
        <text:list-item>
          <text:p text:style-name="P32"><text:span text:style-name="Source_20_Text">recipient_user_id</text:span></text:p>
        </text:list-item>
        <text:list-item>
          <text:p text:style-name="P32"><text:span text:style-name="Source_20_Text">title</text:span>, <text:span text:style-name="Source_20_Text">body</text:span></text:p>
        </text:list-item>
        <text:list-item>
          <text:p text:style-name="P32"><text:span text:style-name="Source_20_Text">category</text:span>, <text:span text:style-name="Source_20_Text">severity</text:span></text:p>
        </text:list-item>
        <text:list-item>
          <text:p text:style-name="P32"><text:span text:style-name="Source_20_Text">status</text:span> (UNREAD|READ)</text:p>
        </text:list-item>
        <text:list-item>
          <text:p text:style-name="P32"><text:span text:style-name="Source_20_Text">expires_at</text:span> (optional)</text:p>
        </text:list-item>
        <text:list-item>
          <text:p text:style-name="P32"><text:span text:style-name="Source_20_Text">read_at</text:span>, <text:span text:style-name="Source_20_Text">read_by</text:span> (optional)</text:p>
        </text:list-item>
        <text:list-item>
          <text:p text:style-name="P32"><text:span text:style-name="Source_20_Text">actions_json</text:span> (optional)</text:p>
        </text:list-item>
        <text:list-item>
          <text:p text:style-name="P32">Audit: <text:span text:style-name="Source_20_Text">created_at/by</text:span>, <text:span text:style-name="Source_20_Text">modified_at/by</text:span>, <text:span text:style-name="Source_20_Text">trashed_at/by</text:span></text:p>
        </text:list-item>
        <text:list-item>
          <text:p text:style-name="P32"><text:span text:style-name="Source_20_Text">version</text:span> (Optimistic Lock)</text:p>
        </text:list-item>
      </text:list>
      <text:p text:style-name="Text_20_body"><text:span text:style-name="Strong_20_Emphasis">inbox_attachment_ref</text:span></text:p>
      <text:list xml:id="list76693949576331538" text:style-name="L30">
        <text:list-item>
          <text:p text:style-name="P33"><text:span text:style-name="Source_20_Text">id</text:span></text:p>
        </text:list-item>
        <text:list-item>
          <text:p text:style-name="P33"><text:span text:style-name="Source_20_Text">tenant_id</text:span></text:p>
        </text:list-item>
        <text:list-item>
          <text:p text:style-name="P33"><text:span text:style-name="Source_20_Text">message_id</text:span></text:p>
        </text:list-item>
        <text:list-item>
          <text:p text:style-name="P33"><text:span text:style-name="Source_20_Text">file_id</text:span>, <text:span text:style-name="Source_20_Text">filename</text:span>, <text:span text:style-name="Source_20_Text">mime_type</text:span>, <text:span text:style-name="Source_20_Text">size_bytes</text:span></text:p>
        </text:list-item>
        <text:list-item>
          <text:p text:style-name="P33"><text:span text:style-name="Source_20_Text">created_at</text:span></text:p>
        </text:list-item>
      </text:list>
      <text:h text:style-name="Heading_20_2" text:outline-level="2">7.3 Indizes (MUSS)</text:h>
      <text:list xml:id="list5722786941756969912" text:style-name="L31">
        <text:list-item>
          <text:p text:style-name="P34"><text:span text:style-name="Source_20_Text">(tenant_id, recipient_user_id, created_at)</text:span></text:p>
        </text:list-item>
        <text:list-item>
          <text:p text:style-name="P34"><text:span text:style-name="Source_20_Text">(tenant_id, recipient_user_id, status, created_at)</text:span></text:p>
        </text:list-item>
        <text:list-item>
          <text:p text:style-name="P34"><text:span text:style-name="Source_20_Text">(tenant_id, recipient_user_id, trashed_at)</text:span></text:p>
        </text:list-item>
        <text:list-item>
          <text:p text:style-name="P34">Attachments: <text:span text:style-name="Source_20_Text">(tenant_id, message_id)</text:span></text:p>
        </text:list-item>
      </text:list>
      <text:p text:style-name="Text_20_body"><text:span text:style-name="Source_20_Text"/></text:p>
      <text:h text:style-name="Heading_20_1" text:outline-level="1"><text:soft-page-break/>8. Fehlerbehandlung</text:h>
      <text:p text:style-name="Text_20_body">HTTP-Codes:</text:p>
      <text:list xml:id="list7279808533713714048" text:style-name="L32">
        <text:list-item>
          <text:p text:style-name="P35">200 OK (GET/POST)</text:p>
        </text:list-item>
        <text:list-item>
          <text:p text:style-name="P35">204 No Content (DELETE)</text:p>
        </text:list-item>
        <text:list-item>
          <text:p text:style-name="P35">400 Validation</text:p>
        </text:list-item>
        <text:list-item>
          <text:p text:style-name="P35">401 Unauthorized (Token fehlt/ungültig/Contract verletzt)</text:p>
        </text:list-item>
        <text:list-item>
          <text:p text:style-name="P35">403 Forbidden (Tenant mismatch / fehlende Rechte)</text:p>
        </text:list-item>
        <text:list-item>
          <text:p text:style-name="P35">404 Not Found (message nicht vorhanden im Tenant)</text:p>
        </text:list-item>
        <text:list-item>
          <text:p text:style-name="P35">409 Conflict (Optimistic Lock)</text:p>
        </text:list-item>
        <text:list-item>
          <text:p text:style-name="P35">500 Unexpected</text:p>
        </text:list-item>
      </text:list>
      <text:p text:style-name="Text_20_body"/>
      <text:h text:style-name="Heading_20_1" text:outline-level="1">9. Nicht-funktionale Anforderungen</text:h>
      <text:list xml:id="list690058639329857372" text:style-name="L33">
        <text:list-item>
          <text:p text:style-name="P36"><text:span text:style-name="Strong_20_Emphasis">Security:</text:span> IAM/JWT zwingend, Tenant Isolation zwingend</text:p>
        </text:list-item>
        <text:list-item>
          <text:p text:style-name="P36"><text:span text:style-name="Strong_20_Emphasis">Performance:</text:span> Paging, tenant-scharfe Indizes</text:p>
        </text:list-item>
        <text:list-item>
          <text:p text:style-name="P36"><text:span text:style-name="Strong_20_Emphasis">Audit:</text:span> alle Mutationen schreiben <text:span text:style-name="Source_20_Text">modifiedAt/By</text:span>, Deletes <text:span text:style-name="Source_20_Text">trashedAt/By</text:span></text:p>
        </text:list-item>
        <text:list-item>
          <text:p text:style-name="P36"><text:span text:style-name="Strong_20_Emphasis">Observability:</text:span> CorrelationId Logging, Actuator Health/Info</text:p>
        </text:list-item>
      </text:list>
      <text:p text:style-name="Text_20_body"/>
      <text:h text:style-name="Heading_20_1" text:outline-level="1">10. Betrieb / Deployment / Konfiguration</text:h>
      <text:h text:style-name="Heading_20_2" text:outline-level="2">10.1 Port</text:h>
      <text:p text:style-name="Text_20_body">Der Service läuft auf <text:span text:style-name="Strong_20_Emphasis">8105</text:span>.</text:p>
      <text:section text:style-name="Sect1" text:name="Bereich1">
        <text:p text:style-name="Preformatted_20_Text"><text:bookmark text:name="code-block-viewer"/>server.port=${INBOXPORT:8105}</text:p>
        <text:p text:style-name="Preformatted_20_Text">server.servlet.context-path=/api/v1</text:p>
      </text:section>
      <text:h text:style-name="Heading_20_2" text:outline-level="2">10.2 JWT Resource Server</text:h>
      <text:p text:style-name="Text_20_body">Konfiguration (Beispiel, Zielzustand):</text:p>
      <text:section text:style-name="Sect1" text:name="Bereich2">
        <text:p text:style-name="Preformatted_20_Text"><text:bookmark text:name="code-block-viewer1"/>spring.security.oauth2.resourceserver.jwt.jwk-set-uri=${AUTH_JWKS_URI:http://auth-service:8080/api/v1/auth/.well-known/jwks.json}</text:p>
        <text:p text:style-name="Preformatted_20_Text">spring.security.oauth2.resourceserver.jwt.issuer-uri=${AUTH_ISSUER:http://auth-service:8080/api/v1/auth}</text:p>
      </text:section>
      <text:p text:style-name="Quotations">Der auth-service stellt das JWKS unter <text:span text:style-name="Source_20_Text">/.well-known/jwks.json</text:span> bereit.</text:p>
      <text:h text:style-name="Heading_20_2" text:outline-level="2">10.3 Datenbank</text:h>
      <text:list xml:id="list5468620530691831651" text:style-name="L34">
        <text:list-item>
          <text:p text:style-name="P37"><text:span text:style-name="Source_20_Text">INBOX_DB_HOST</text:span>, <text:span text:style-name="Source_20_Text">INBOX_DB_PORT</text:span>, <text:span text:style-name="Source_20_Text">INBOX_DB_NAME</text:span>, <text:span text:style-name="Source_20_Text">INBOX_DB_USER</text:span>, <text:span text:style-name="Source_20_Text">INBOX_DB_PASSWORD</text:span></text:p>
        </text:list-item>
      </text:list>
      <text:h text:style-name="Heading_20_1" text:outline-level="1"><text:soft-page-break/>11. Test- &amp; Abnahmekriterien</text:h>
      <text:p text:style-name="Text_20_body"><text:span text:style-name="Strong_20_Emphasis">IAM / Security</text:span></text:p>
      <text:list xml:id="list7839701140910447418" text:style-name="L35">
        <text:list-item>
          <text:p text:style-name="P38">Request ohne Bearer Token → 401</text:p>
        </text:list-item>
        <text:list-item>
          <text:p text:style-name="P38">Token ohne <text:span text:style-name="Source_20_Text">tenant_id</text:span> / falsches <text:span text:style-name="Source_20_Text">aud</text:span> / fehlende Pflichtclaims → 401</text:p>
        </text:list-item>
        <text:list-item>
          <text:p text:style-name="P38"><text:span text:style-name="Source_20_Text">X-Tenant-Id</text:span> gesetzt, aber != <text:span text:style-name="Source_20_Text">tenant_id</text:span> → 403 (TENANT_MISMATCH)</text:p>
        </text:list-item>
        <text:list-item>
          <text:p text:style-name="P38">User ohne <text:span text:style-name="Source_20_Text">inbox.read</text:span> kann nicht listen → 403</text:p>
        </text:list-item>
        <text:list-item>
          <text:p text:style-name="P38">User ohne <text:span text:style-name="Source_20_Text">inbox.write</text:span> kann nicht read/delete/restore → 403</text:p>
        </text:list-item>
        <text:list-item>
          <text:p text:style-name="P38">Internal delivery nur mit <text:span text:style-name="Source_20_Text">subject_type=SERVICE</text:span> + <text:span text:style-name="Source_20_Text">inbox.deliver</text:span> → 403/401 sonst</text:p>
        </text:list-item>
      </text:list>
      <text:p text:style-name="Text_20_body"><text:span text:style-name="Strong_20_Emphasis">Multi-Tenant</text:span></text:p>
      <text:list xml:id="list183338901449689221" text:style-name="L36">
        <text:list-item>
          <text:p text:style-name="P39">Message aus Tenant A darf in Tenant B niemals auffindbar sein (auch bei gleicher messageId) → 404/403</text:p>
        </text:list-item>
        <text:list-item>
          <text:p text:style-name="P39">Alle DB Queries sind tenant-scharf (Index-Nutzung nachweisbar)</text:p>
        </text:list-item>
      </text:list>
      <text:p text:style-name="Text_20_body"><text:span text:style-name="Strong_20_Emphasis">Funktional</text:span></text:p>
      <text:list xml:id="list3451491135473787742" text:style-name="L37">
        <text:list-item>
          <text:p text:style-name="P40">Delivery erstellt UNREAD inkl. Audit</text:p>
        </text:list-item>
        <text:list-item>
          <text:p text:style-name="P40">Listen/Detail/Read/Unread/Trash/Restore funktionieren gemäß Spezifikation</text:p>
        </text:list-item>
        <text:list-item>
          <text:p text:style-name="P40">Service läuft standardmäßig auf Port <text:span text:style-name="Strong_20_Emphasis">8105</text:span></text:p>
        </text:list-item>
      </text:list>
      <text:p text:style-name="Text_20_body"><text:span text:style-name="Strong_20_Emphasis"/></text:p>
      <text:h text:style-name="Heading_20_1" text:outline-level="1">12. Backlog / Erweiterungen</text:h>
      <text:list xml:id="list1674969330049428463" text:style-name="L38">
        <text:list-item>
          <text:p text:style-name="P41">Retention/Purge Job für <text:span text:style-name="Source_20_Text">expiresAt</text:span> und „Trash älter als X Tage“</text:p>
        </text:list-item>
        <text:list-item>
          <text:p text:style-name="P41">Outbox Events (InboxMessageCreated/Read/Deleted/Restored)</text:p>
        </text:list-item>
        <text:list-item>
          <text:p text:style-name="P41">Idempotency-Key für interne Zustellung</text:p>
        </text:list-item>
        <text:list-item>
          <text:p text:style-name="P41">Admin Company/Tenant Inbox Views (aggregiert)</text:p>
        </text:list-item>
      </text:list>
      <text:p text:style-name="Text_20_body"/>
      <text:h text:style-name="Heading_20_1" text:outline-level="1">13. Glossar (kurz)</text:h>
      <text:list xml:id="list7259728697247849074" text:style-name="L39">
        <text:list-item>
          <text:p text:style-name="P42"><text:span text:style-name="Strong_20_Emphasis">Tenant:</text:span> Mandant/Kunde – Daten sind strikt getrennt.</text:p>
        </text:list-item>
        <text:list-item>
          <text:p text:style-name="P42"><text:span text:style-name="Strong_20_Emphasis">IAM:</text:span> Identity &amp; Access Management – regelt AuthN/AuthZ.</text:p>
        </text:list-item>
        <text:list-item>
          <text:p text:style-name="P42"><text:span text:style-name="Strong_20_Emphasis">JWT:</text:span> signierter Token mit Claims (tenant_id, scp, …).</text:p>
        </text:list-item>
        <text:list-item>
          <text:p text:style-name="P42"><text:span text:style-name="Strong_20_Emphasis">Scope:</text:span> Berechtigung im Token (z. B. <text:span text:style-name="Source_20_Text">inbox.read</text:span>).</text:p>
        </text:list-item>
        <text:list-item>
          <text:p text:style-name="P42"><text:span text:style-name="Strong_20_Emphasis">Soft-Delete:</text:span> Papierkorb statt echter Löschung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fo:font-weight="bold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Arial2" fo:font-size="16pt" fo:font-weight="bold" style:font-name-asian="SimSun" style:font-size-asian="24pt" style:font-weight-asian="bold" style:font-name-complex="Arial3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2" fo:font-size="14pt" fo:font-weight="bold" style:font-name-asian="SimSun" style:font-size-asian="18pt" style:font-weight-asian="bold" style:font-name-complex="Arial3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Arial2" fo:font-size="12pt" fo:font-weight="bold" style:font-name-asian="SimSun" style:font-size-asian="14pt" style:font-weight-asian="bold" style:font-name-complex="Arial3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3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2-28T14:20:22.92</meta:creation-date>
    <dc:date>2026-02-28T15:22:40.91</dc:date>
    <dc:creator>Thomas Meyer</dc:creator>
    <meta:editing-duration>PT6M36S</meta:editing-duration>
    <meta:editing-cycles>2</meta:editing-cycles>
    <meta:generator>OpenOffice/4.1.15$Win32 OpenOffice.org_project/4115m2$Build-9813</meta:generator>
    <meta:document-statistic meta:table-count="1" meta:image-count="0" meta:object-count="0" meta:page-count="11" meta:paragraph-count="292" meta:word-count="1495" meta:character-count="11670"/>
  </office:meta>
</office:document-meta>
</file>